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2in" svg:height="3.5484in" svg:x="4.1626in" svg:y="0.6075in">
            <draw:object draw:notify-on-update-of-ranges="Sheet1.A2:Sheet1.A21 Sheet1.B2:Sheet1.B2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/>
          <table:table-cell table:style-name="Default" office:value-type="string" calcext:value-type="string">
            <text:p>Baseline</text:p>
          </table:table-cell>
          <table:table-cell table:style-name="Default" office:value-type="string" calcext:value-type="string">
            <text:p>Task_paral</text:p>
          </table:table-cell>
        </table:table-row>
        <table:table-row table:style-name="ro1">
          <table:table-cell office:value-type="string" calcext:value-type="string">
            <text:p>graf_10_5.txt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af_10_6b.txt</text:p>
          </table:table-cell>
          <table:table-cell office:value-type="float" office:value="305" calcext:value-type="float">
            <text:p>3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raf_10_7.txt</text:p>
          </table:table-cell>
          <table:table-cell office:value-type="float" office:value="308" calcext:value-type="float">
            <text:p>30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graf_15_14.txt</text:p>
          </table:table-cell>
          <table:table-cell office:value-type="float" office:value="9000" calcext:value-type="float">
            <text:p>9000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34000" calcext:value-type="float">
            <text:p>34000</text:p>
          </table:table-cell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43000" calcext:value-type="float">
            <text:p>43000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graf_20_12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38767" calcext:value-type="float">
            <text:p>38767</text:p>
          </table:table-cell>
        </table:table-row>
        <table:table-row table:style-name="ro1">
          <table:table-cell office:value-type="string" calcext:value-type="string">
            <text:p>graf_20_17.txt</text:p>
          </table:table-cell>
          <table:table-cell office:value-type="float" office:value="235000" calcext:value-type="float">
            <text:p>235000</text:p>
          </table:table-cell>
          <table:table-cell office:value-type="float" office:value="82052" calcext:value-type="float">
            <text:p>82052</text:p>
          </table:table-cell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179052" calcext:value-type="float">
            <text:p>1179052</text:p>
          </table:table-cell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793457" calcext:value-type="float">
            <text:p>793457</text:p>
          </table:table-cell>
        </table:table-row>
        <table:table-row table:style-name="ro1">
          <table:table-cell office:value-type="string" calcext:value-type="string">
            <text:p>graf_30_20.txt</text:p>
          </table:table-cell>
          <table:table-cell office:value-type="float" office:value="59000000" calcext:value-type="float">
            <text:p>59000000</text:p>
          </table:table-cell>
          <table:table-cell office:value-type="float" office:value="6888475" calcext:value-type="float">
            <text:p>6888475</text:p>
          </table:table-cell>
        </table:table-row>
        <table:table-row table:style-name="ro1">
          <table:table-cell office:value-type="string" calcext:value-type="string">
            <text:p>graf_32_22.txt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11224584" calcext:value-type="float">
            <text:p>11224584</text:p>
          </table:table-cell>
        </table:table-row>
        <table:table-row table:style-name="ro1">
          <table:table-cell office:value-type="string" calcext:value-type="string">
            <text:p>graf_32_25.txt</text:p>
          </table:table-cell>
          <table:table-cell office:value-type="float" office:value="268000000" calcext:value-type="float">
            <text:p>268000000</text:p>
          </table:table-cell>
          <table:table-cell office:value-type="float" office:value="45701605" calcext:value-type="float">
            <text:p>45701605</text:p>
          </table:table-cell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662000000" calcext:value-type="float">
            <text:p>662000000</text:p>
          </table:table-cell>
          <table:table-cell office:value-type="float" office:value="121066624" calcext:value-type="float">
            <text:p>121066624</text:p>
          </table:table-cell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21000000000" calcext:value-type="float">
            <text:p>21000000000</text:p>
          </table:table-cell>
          <table:table-cell office:value-type="float" office:value="151615478" calcext:value-type="float">
            <text:p>151615478</text:p>
          </table:table-cell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828000000" calcext:value-type="float">
            <text:p>828000000</text:p>
          </table:table-cell>
          <table:table-cell office:value-type="float" office:value="14079045" calcext:value-type="float">
            <text:p>14079045</text:p>
          </table:table-cell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11000000000" calcext:value-type="float">
            <text:p>11000000000</text:p>
          </table:table-cell>
          <table:table-cell office:value-type="float" office:value="16678000" calcext:value-type="float">
            <text:p>16678000</text:p>
          </table:table-cell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41000000000" calcext:value-type="float">
            <text:p>41000000000</text:p>
          </table:table-cell>
          <table:table-cell office:value-type="float" office:value="438751243" calcext:value-type="float">
            <text:p>438751243</text:p>
          </table:table-cell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109000000000" calcext:value-type="float">
            <text:p>109000000000</text:p>
          </table:table-cell>
          <table:table-cell office:value-type="float" office:value="302219577" calcext:value-type="float">
            <text:p>302219577</text:p>
          </table:table-cell>
        </table:table-row>
        <table:table-row table:style-name="ro1">
          <table:table-cell office:value-type="string" calcext:value-type="string">
            <text:p>graf_40_25.txt</text:p>
          </table:table-cell>
          <table:table-cell office:value-type="float" office:value="266000000000" calcext:value-type="float">
            <text:p>266000000000</text:p>
          </table:table-cell>
          <table:table-cell office:value-type="float" office:value="798791158" calcext:value-type="float">
            <text:p>798791158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5.652in" svg:x="4.1685in" svg:y="0.2in">
            <draw:object draw:notify-on-update-of-ranges="Sheet2.A1:Sheet2.A1 Sheet2.A2:Sheet2.A21 Sheet2.B1:Sheet2.B1 Sheet2.B2:Sheet2.B21 Sheet2.C1:Sheet2.C1 Sheet2.C2:Sheet2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ce1"/>
        <table:table-row table:style-name="ro1">
          <table:table-cell table:style-name="ce2"/>
          <table:table-cell table:style-name="ce2" office:value-type="string" calcext:value-type="string">
            <text:p>Baseline</text:p>
          </table:table-cell>
          <table:table-cell table:style-name="Default" office:value-type="string" calcext:value-type="string">
            <text:p>Task_paral</text:p>
          </table:table-cell>
        </table:table-row>
        <table:table-row table:style-name="ro1">
          <table:table-cell office:value-type="string" calcext:value-type="string">
            <text:p>graf_10_5.txt</text:p>
          </table:table-cell>
          <table:table-cell office:value-type="float" office:value="0" calcext:value-type="float">
            <text:p>0</text:p>
          </table:table-cell>
          <table:table-cell office:value-type="float" office:value="0.000471052" calcext:value-type="float">
            <text:p>0.000471052</text:p>
          </table:table-cell>
        </table:table-row>
        <table:table-row table:style-name="ro1">
          <table:table-cell office:value-type="string" calcext:value-type="string">
            <text:p>graf_10_6b.txt</text:p>
          </table:table-cell>
          <table:table-cell office:value-type="float" office:value="0" calcext:value-type="float">
            <text:p>0</text:p>
          </table:table-cell>
          <table:table-cell office:value-type="float" office:value="0.00681256" calcext:value-type="float">
            <text:p>0.00681256</text:p>
          </table:table-cell>
        </table:table-row>
        <table:table-row table:style-name="ro1">
          <table:table-cell office:value-type="string" calcext:value-type="string">
            <text:p>graf_10_7.txt</text:p>
          </table:table-cell>
          <table:table-cell office:value-type="float" office:value="0" calcext:value-type="float">
            <text:p>0</text:p>
          </table:table-cell>
          <table:table-cell office:value-type="float" office:value="0.000427268" calcext:value-type="float">
            <text:p>0.000427268</text:p>
          </table:table-cell>
        </table:table-row>
        <table:table-row table:style-name="ro1">
          <table:table-cell office:value-type="string" calcext:value-type="string">
            <text:p>graf_15_14.txt</text:p>
          </table:table-cell>
          <table:table-cell office:value-type="float" office:value="0" calcext:value-type="float">
            <text:p>0</text:p>
          </table:table-cell>
          <table:table-cell office:value-type="float" office:value="0.00252995" calcext:value-type="float">
            <text:p>0.00252995</text:p>
          </table:table-cell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0191714" calcext:value-type="float">
            <text:p>0.00191714</text:p>
          </table:table-cell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0652727" calcext:value-type="float">
            <text:p>0.00652727</text:p>
          </table:table-cell>
        </table:table-row>
        <table:table-row table:style-name="ro1">
          <table:table-cell office:value-type="string" calcext:value-type="string">
            <text:p>graf_20_12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034434" calcext:value-type="float">
            <text:p>0.0034434</text:p>
          </table:table-cell>
        </table:table-row>
        <table:table-row table:style-name="ro1">
          <table:table-cell office:value-type="string" calcext:value-type="string">
            <text:p>graf_20_1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10151" calcext:value-type="float">
            <text:p>0.010151</text:p>
          </table:table-cell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1.9" calcext:value-type="float">
            <text:p>1.9</text:p>
          </table:table-cell>
          <table:table-cell office:value-type="float" office:value="0.130106" calcext:value-type="float">
            <text:p>0.130106</text:p>
          </table:table-cell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3.9" calcext:value-type="float">
            <text:p>3.9</text:p>
          </table:table-cell>
          <table:table-cell office:value-type="float" office:value="0.0981957" calcext:value-type="float">
            <text:p>0.0981957</text:p>
          </table:table-cell>
        </table:table-row>
        <table:table-row table:style-name="ro1">
          <table:table-cell office:value-type="string" calcext:value-type="string">
            <text:p>graf_30_20.txt</text:p>
          </table:table-cell>
          <table:table-cell office:value-type="float" office:value="13" calcext:value-type="float">
            <text:p>13</text:p>
          </table:table-cell>
          <table:table-cell office:value-type="float" office:value="0.630512" calcext:value-type="float">
            <text:p>0.630512</text:p>
          </table:table-cell>
        </table:table-row>
        <table:table-row table:style-name="ro1">
          <table:table-cell office:value-type="string" calcext:value-type="string">
            <text:p>graf_32_22.txt</text:p>
          </table:table-cell>
          <table:table-cell office:value-type="float" office:value="6.3" calcext:value-type="float">
            <text:p>6.3</text:p>
          </table:table-cell>
          <table:table-cell office:value-type="float" office:value="1.04452" calcext:value-type="float">
            <text:p>1.04452</text:p>
          </table:table-cell>
        </table:table-row>
        <table:table-row table:style-name="ro1">
          <table:table-cell office:value-type="string" calcext:value-type="string">
            <text:p>graf_32_25.txt</text:p>
          </table:table-cell>
          <table:table-cell office:value-type="float" office:value="24" calcext:value-type="float">
            <text:p>24</text:p>
          </table:table-cell>
          <table:table-cell office:value-type="float" office:value="3.58045" calcext:value-type="float">
            <text:p>3.58045</text:p>
          </table:table-cell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65" calcext:value-type="float">
            <text:p>65</text:p>
          </table:table-cell>
          <table:table-cell office:value-type="float" office:value="10.2234" calcext:value-type="float">
            <text:p>10.2234</text:p>
          </table:table-cell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191" calcext:value-type="float">
            <text:p>191</text:p>
          </table:table-cell>
          <table:table-cell office:value-type="float" office:value="16.0082" calcext:value-type="float">
            <text:p>16.0082</text:p>
          </table:table-cell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180" calcext:value-type="float">
            <text:p>180</text:p>
          </table:table-cell>
          <table:table-cell office:value-type="float" office:value="2.66689" calcext:value-type="float">
            <text:p>2.66689</text:p>
          </table:table-cell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275" calcext:value-type="float">
            <text:p>275</text:p>
          </table:table-cell>
          <table:table-cell office:value-type="float" office:value="3.33941" calcext:value-type="float">
            <text:p>3.33941</text:p>
          </table:table-cell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403" calcext:value-type="float">
            <text:p>403</text:p>
          </table:table-cell>
          <table:table-cell office:value-type="float" office:value="51.2015" calcext:value-type="float">
            <text:p>51.2015</text:p>
          </table:table-cell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2312" calcext:value-type="float">
            <text:p>2312</text:p>
          </table:table-cell>
          <table:table-cell office:value-type="float" office:value="45.8628" calcext:value-type="float">
            <text:p>45.8628</text:p>
          </table:table-cell>
        </table:table-row>
        <table:table-row table:style-name="ro1">
          <table:table-cell office:value-type="string" calcext:value-type="string">
            <text:p>graf_40_25.txt</text:p>
          </table:table-cell>
          <table:table-cell office:value-type="float" office:value="5052" calcext:value-type="float">
            <text:p>5052</text:p>
          </table:table-cell>
          <table:table-cell office:value-type="float" office:value="114.198" calcext:value-type="float">
            <text:p>114.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6:06:11.524613054</meta:creation-date>
    <dc:date>2025-03-10T16:14:27.392684143</dc:date>
    <meta:editing-duration>PT8M16S</meta:editing-duration>
    <meta:editing-cycles>1</meta:editing-cycles>
    <meta:document-statistic meta:table-count="2" meta:cell-count="124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14cm" xlink:href=".." xlink:type="simple" chart:class="chart:bar" chart:style-name="ch1">
        <chart:legend chart:legend-position="end" svg:x="13.743cm" svg:y="3.959cm" style:legend-expansion="high" chart:style-name="ch2"/>
        <chart:plot-area chart:style-name="ch3" table:cell-range-address="Sheet1.A2:Sheet1.C21" chart:data-source-has-labels="column" svg:x="0.32cm" svg:y="0.18cm" svg:width="13.103cm" svg:height="8.6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42cm" svg:y="0.18cm" svg:width="10.499cm" svg:height="6.3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B2:Sheet1.B21" chart:class="chart:bar">
            <chart:data-point chart:repeated="20"/>
          </chart:series>
          <chart:series chart:style-name="ch9" chart:values-cell-range-address="Sheet1.C2:Sheet1.C2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1.A2:Sheet1.A21</svg:desc>
                </draw:g>
              </table:table-cell>
              <table:table-cell office:value-type="float" office:value="218">
                <text:p>218</text:p>
                <draw:g>
                  <svg:desc>Sheet1.B2:Sheet1.B21</svg:desc>
                </draw:g>
              </table:table-cell>
              <table:table-cell office:value-type="float" office:value="193">
                <text:p>193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305">
                <text:p>30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308">
                <text:p>30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9000">
                <text:p>900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34000">
                <text:p>34000</text:p>
              </table:table-cell>
              <table:table-cell office:value-type="float" office:value="9325">
                <text:p>9325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43000">
                <text:p>43000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142000">
                <text:p>142000</text:p>
              </table:table-cell>
              <table:table-cell office:value-type="float" office:value="38767">
                <text:p>38767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235000">
                <text:p>235000</text:p>
              </table:table-cell>
              <table:table-cell office:value-type="float" office:value="82052">
                <text:p>82052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9000000">
                <text:p>9000000</text:p>
              </table:table-cell>
              <table:table-cell office:value-type="float" office:value="1179052">
                <text:p>1179052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7000000">
                <text:p>17000000</text:p>
              </table:table-cell>
              <table:table-cell office:value-type="float" office:value="793457">
                <text:p>793457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59000000">
                <text:p>59000000</text:p>
              </table:table-cell>
              <table:table-cell office:value-type="float" office:value="6888475">
                <text:p>6888475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6000000">
                <text:p>66000000</text:p>
              </table:table-cell>
              <table:table-cell office:value-type="float" office:value="11224584">
                <text:p>11224584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68000000">
                <text:p>268000000</text:p>
              </table:table-cell>
              <table:table-cell office:value-type="float" office:value="45701605">
                <text:p>45701605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62000000">
                <text:p>662000000</text:p>
              </table:table-cell>
              <table:table-cell office:value-type="float" office:value="121066624">
                <text:p>121066624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21000000000">
                <text:p>21000000000</text:p>
              </table:table-cell>
              <table:table-cell office:value-type="float" office:value="151615478">
                <text:p>151615478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828000000">
                <text:p>828000000</text:p>
              </table:table-cell>
              <table:table-cell office:value-type="float" office:value="14079045">
                <text:p>14079045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16678000">
                <text:p>16678000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1000000000">
                <text:p>41000000000</text:p>
              </table:table-cell>
              <table:table-cell office:value-type="float" office:value="438751243">
                <text:p>438751243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109000000000">
                <text:p>109000000000</text:p>
              </table:table-cell>
              <table:table-cell office:value-type="float" office:value="302219577">
                <text:p>302219577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266000000000">
                <text:p>266000000000</text:p>
              </table:table-cell>
              <table:table-cell office:value-type="float" office:value="798791158">
                <text:p>798791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4.357cm" xlink:href=".." xlink:type="simple" chart:class="chart:bar" chart:style-name="ch1">
        <chart:legend chart:legend-position="end" svg:x="13.552cm" svg:y="6.63cm" style:legend-expansion="high" chart:style-name="ch2"/>
        <chart:plot-area chart:style-name="ch3" table:cell-range-address="Sheet2.A1:Sheet2.C21" chart:data-source-has-labels="both" svg:x="0.32cm" svg:y="0.287cm" svg:width="12.912cm" svg:height="13.7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767cm" svg:y="0.324cm" svg:width="10.267cm" svg:height="13.06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2.A2:Sheet2.A2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2.B2:Sheet2.B21" chart:label-cell-address="Sheet2.B1:Sheet2.B1" chart:class="chart:bar">
            <chart:data-point chart:repeated="20"/>
          </chart:series>
          <chart:series chart:style-name="ch9" chart:values-cell-range-address="Sheet2.C2:Sheet2.C21" chart:label-cell-address="Sheet2.C1:Sheet2.C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2.B1:Sheet2.B1</svg:desc>
                </draw:g>
              </table:table-cell>
              <table:table-cell office:value-type="string">
                <text:p>Task_paral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2.A2:Sheet2.A21</svg:desc>
                </draw:g>
              </table:table-cell>
              <table:table-cell office:value-type="float" office:value="0">
                <text:p>0</text:p>
                <draw:g>
                  <svg:desc>Sheet2.B2:Sheet2.B21</svg:desc>
                </draw:g>
              </table:table-cell>
              <table:table-cell office:value-type="float" office:value="0.000471052">
                <text:p>0.000471052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0">
                <text:p>0</text:p>
              </table:table-cell>
              <table:table-cell office:value-type="float" office:value="0.00681256">
                <text:p>0.00681256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0">
                <text:p>0</text:p>
              </table:table-cell>
              <table:table-cell office:value-type="float" office:value="0.000427268">
                <text:p>0.000427268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0">
                <text:p>0</text:p>
              </table:table-cell>
              <table:table-cell office:value-type="float" office:value="0.00252995">
                <text:p>0.00252995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191714">
                <text:p>0.00191714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652727">
                <text:p>0.00652727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0.02">
                <text:p>0.02</text:p>
              </table:table-cell>
              <table:table-cell office:value-type="float" office:value="0.0034434">
                <text:p>0.0034434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0.02">
                <text:p>0.02</text:p>
              </table:table-cell>
              <table:table-cell office:value-type="float" office:value="0.010151">
                <text:p>0.01015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.9">
                <text:p>1.9</text:p>
              </table:table-cell>
              <table:table-cell office:value-type="float" office:value="0.130106">
                <text:p>0.130106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3.9">
                <text:p>3.9</text:p>
              </table:table-cell>
              <table:table-cell office:value-type="float" office:value="0.0981957">
                <text:p>0.0981957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13">
                <text:p>13</text:p>
              </table:table-cell>
              <table:table-cell office:value-type="float" office:value="0.630512">
                <text:p>0.630512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.3">
                <text:p>6.3</text:p>
              </table:table-cell>
              <table:table-cell office:value-type="float" office:value="1.04452">
                <text:p>1.04452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4">
                <text:p>24</text:p>
              </table:table-cell>
              <table:table-cell office:value-type="float" office:value="3.58045">
                <text:p>3.58045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5">
                <text:p>65</text:p>
              </table:table-cell>
              <table:table-cell office:value-type="float" office:value="10.2234">
                <text:p>10.2234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191">
                <text:p>191</text:p>
              </table:table-cell>
              <table:table-cell office:value-type="float" office:value="16.0082">
                <text:p>16.0082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80">
                <text:p>180</text:p>
              </table:table-cell>
              <table:table-cell office:value-type="float" office:value="2.66689">
                <text:p>2.66689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275">
                <text:p>275</text:p>
              </table:table-cell>
              <table:table-cell office:value-type="float" office:value="3.33941">
                <text:p>3.33941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03">
                <text:p>403</text:p>
              </table:table-cell>
              <table:table-cell office:value-type="float" office:value="51.2015">
                <text:p>51.2015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2312">
                <text:p>2312</text:p>
              </table:table-cell>
              <table:table-cell office:value-type="float" office:value="45.8628">
                <text:p>45.8628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5052">
                <text:p>5052</text:p>
              </table:table-cell>
              <table:table-cell office:value-type="float" office:value="114.198">
                <text:p>114.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